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Resolver.download( ArtifactOrigin artifact , DownloadOptions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ainResolver.publish( Artifact artifact , File src ,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Resolver.commitPublish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Resolver.findIvyFileRef( DependencyDescriptor dd , ResolveData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inResolver.setDual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Resolver.isReturn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ModuleRevisionArtifactInfo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Resolver.reportFailu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inResolver.getLatestStrategyName( Dependency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inResolver.setLatest( DependencyResolver resolver , LatestStrategy lat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inResolver.download( Artifact [ ] artifacts , DownloadOptions op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hainResolver.beginPublishTransaction( ModuleRevisionId module ,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Resolver.setLatestIfRequired( DependencyResolver resolver , LatestStrategy latestStrateg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inResolver.forcedRevision( ResolvedModuleRevision rm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lvedModuleRevisionArtifactInfo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Resolver.setCheckmodified( boolean 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Resolver.getFirstResol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inResolver.getDependency( DependencyDescriptor dd , ResolveData data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ChainResolver.reportFailure( Artifact 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inResolver.isD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Resolver.getLatest( Dependency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inResolver.abortPublish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Resolver.add( Dependenc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Resolver.isCheckmodifi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ainResolver.ge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Resolver.dumpSett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lvedModuleRevisionArtifactInfo.ResolvedModuleRevisionArtifactInfo( ResolvedModuleRevision rm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Resolver.setReturnFirst( boolean return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Resolver.locate( Artifact artifa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inResolver.exists( Artifact artifa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inResolver.resolvedRevision( ResolvedModuleRevision m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